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4.22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7.776cm"/>
      <style:paragraph-properties style:writing-mode="lr-tb"/>
    </style:style>
    <style:style style:name="gr4" style:family="graphic" style:parent-style-name="standard">
      <style:graphic-properties draw:stroke="none" draw:fill="none" fo:min-height="23.464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5.415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8.958cm" svg:height="14.471cm" svg:x="1.042cm" svg:y="1.073cm">
          <draw:text-box>
            <text:p>No todos los problemas son iguales.</text:p>
            <text:p/>
            <text:p>Algunos pueden resolverse facilmente, </text:p>
            <text:p>otros seran mas dificiles de resolver </text:p>
            <text:p>y otros podrian ser irresolubles o inabordables.</text:p>
            <text:p/>
            <text:p>Asi podriamos clasificar a los problemas de acuerdo con su complejidad.</text:p>
            <text:p/>
            <text:p>Y en particular, </text:p>
            <text:p>las decisiones,</text:p>
            <text:p>juegan un papel importante en la complejidad del problema.</text:p>
            <text:p/>
            <text:p>Podemos ver a una decision como,</text:p>
            <text:p>la bifurcacion del camino,</text:p>
            <text:p>por donde debo continuar ?</text:p>
            <text:p/>
            <text:p/>
            <text:p>la complejidad de un problema aumenta con el numero de decisiones que deben tomarse para resolverlo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17.099cm" svg:height="5.415cm" svg:x="2.103cm" svg:y="4.798cm" presentation:class="title" presentation:user-transformed="true">
          <draw:text-box>
            <text:p><text:span text:style-name="T1">Complejidad de un problema</text:span><text:line-break/><text:line-break/><text:span text:style-name="T2">El juego de la vid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1" draw:layer="layout" svg:width="18.817cm" svg:height="18.026cm" svg:x="0.983cm" svg:y="1.007cm">
          <draw:text-box>
            <text:p>las decisiones tienen coste.</text:p>
            <text:p/>
            <text:p>con cada decision el camino se bifurca </text:p>
            <text:p>y a medida que aumenta el numero de decisiones que deben tomarse aumentan el numero de caminos posibles que debemos recorrer para resolverlo.</text:p>
            <text:p/>
            <text:p>rapidamente el numero de caminos tiende a infinito, </text:p>
            <text:p>o dicho de otro modo, </text:p>
            <text:p>se vuelve demasiado grande para recorrerlos todos con el tiempo disponible.</text:p>
            <text:p/>
            <text:p>Digamos que queremos saber </text:p>
            <text:p>como ganar una partida de ajedrez.</text:p>
            <text:p/>
            <text:p>partiendo del estado inicial </text:p>
            <text:p>(el tablero con las fichas en su posicion de salida), </text:p>
            <text:p>cuantas posibles jugadas pueden hacerse a partir de aqui ?</text:p>
            <text:p/>
            <text:p>Desde la posicion inicial, </text:p>
            <text:p>puede moverse alguno de los peones o alguno de los caballos.</text:p>
            <text:p>Y esto significa, 20 posibles movimientos diferentes.</text:p>
            <text:p>Cual sera el mejor de ellos ?</text:p>
            <text:p/>
            <text:p>Tendre que probarlos todos para decidir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1" draw:layer="layout" svg:width="19.009cm" svg:height="23.714cm" svg:x="0.991cm" svg:y="1.051cm">
          <draw:text-box>
            <text:p>Cuantos movimientos podrian hacer las negras </text:p>
            <text:p>para responder a esta primera jugada ?</text:p>
            <text:p/>
            <text:p>20.</text:p>
            <text:p/>
            <text:p>Esto creara </text:p>
            <text:p>20 por 20 = 400 escenarios diferentes.</text:p>
            <text:p/>
            <text:p>Y solo se han movido 2 fichas, una blanca y una negra.</text:p>
            <text:p>Y con cada nuevo movimiento el numero de posibles caminos se multiplica.</text:p>
            <text:p/>
            <text:p>Cual de todos estos caminos me llevara al estado final deseado ?</text:p>
            <text:p>Cual de todos ellos me llevara a ganar la partida ?</text:p>
            <text:p/>
            <text:p>Tendre que recorrerlos todos para saberlo.</text:p>
            <text:p/>
            <text:p>Resolver este problema requerira recursos </text:p>
            <text:p>como tiempo y memoria.</text:p>
            <text:p/>
            <text:p>Tiempo, para recorrer todos los posibles caminos,</text:p>
            <text:p>Y memoria, para recordarlos todos y poder compararlos</text:p>
            <text:p>Para elegir el mejor.</text:p>
            <text:p/>
            <text:p>las decisiones, incrementan la complejidad del problema,</text:p>
            <text:p>Los recursos necesarios para resolverlo </text:p>
            <text:p>Y el coste.</text:p>
            <text:p/>
            <text:p>Podemos decir que las decisiones son el problema,</text:p>
            <text:p>Y cuantas mas decisiones,</text:p>
            <text:p>Mayor es el problema.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4T20:13:39.826000000</dc:date>
    <meta:editing-duration>PT4H12M32S</meta:editing-duration>
    <meta:editing-cycles>57</meta:editing-cycles>
    <meta:generator>LibreOffice/7.3.5.2$Windows_X86_64 LibreOffice_project/184fe81b8c8c30d8b5082578aee2fed2ea847c01</meta:generator>
    <meta:document-statistic meta:object-count="37"/>
  </office:meta>
</office:document-meta>
</file>